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25-11-17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9352" calcext:value-type="float">
            <text:p>57.2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25-09-29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6952" calcext:value-type="float">
            <text:p>57.1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25-08-27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8936" calcext:value-type="float">
            <text:p>57.0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25-06-27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6808" calcext:value-type="float">
            <text:p>56.7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25-05-29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25-04-17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9168" calcext:value-type="float">
            <text:p>56.5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25-01-30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24-12-10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7144" calcext:value-type="float">
            <text:p>56.3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24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0256" calcext:value-type="float">
            <text:p>56.1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24-06-25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24-05-29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4664" calcext:value-type="float">
            <text:p>55.6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24-04-10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1408" calcext:value-type="float">
            <text:p>55.4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24-01-24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6544" calcext:value-type="float">
            <text:p>55.4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23-11-14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7296" calcext:value-type="float">
            <text:p>55.3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23-09-14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26" calcext:value-type="float">
            <text:p>55.0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23-06-30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3416" calcext:value-type="float">
            <text:p>54.7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23-04-24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7384" calcext:value-type="float">
            <text:p>54.5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23-03-21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9952" calcext:value-type="float">
            <text:p>54.4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23-01-27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6216" calcext:value-type="float">
            <text:p>54.3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22-11-17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82" calcext:value-type="float">
            <text:p>54.1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22-09-22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3984" calcext:value-type="float">
            <text:p>53.9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22-06-09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812" calcext:value-type="float">
            <text:p>53.5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22-04-25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2776" calcext:value-type="float">
            <text:p>53.4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22-03-16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7056" calcext:value-type="float">
            <text:p>53.4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22-01-25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97328" calcext:value-type="float">
            <text:p>53.2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21-11-17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30856" calcext:value-type="float">
            <text:p>53.3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21-09-29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6368" calcext:value-type="float">
            <text:p>53.2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21-06-25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3696" calcext:value-type="float">
            <text:p>53.1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21-04-23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07184" calcext:value-type="float">
            <text:p>52.9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21-03-15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0128" calcext:value-type="float">
            <text:p>52.8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20-12-15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752" calcext:value-type="float">
            <text:p>52.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20-09-16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1488" calcext:value-type="float">
            <text:p>52.2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20-08-25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8568" calcext:value-type="float">
            <text:p>51.7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20-06-16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1412" calcext:value-type="float">
            <text:p>52.0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20-05-27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8296" calcext:value-type="float">
            <text:p>51.8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20-04-22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3808" calcext:value-type="float">
            <text:p>51.8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20-02-21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456" calcext:value-type="float">
            <text:p>51.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19-11-15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7296" calcext:value-type="float">
            <text:p>51.5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19-09-13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928" calcext:value-type="float">
            <text:p>51.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19-05-29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1976" calcext:value-type="float">
            <text:p>50.8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19-04-02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7112" calcext:value-type="float">
            <text:p>50.8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19-02-19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2728" calcext:value-type="float">
            <text:p>50.7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18-11-19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0704" calcext:value-type="float">
            <text:p>50.5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18-09-20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6216" calcext:value-type="float">
            <text:p>50.4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18-07-11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9432" calcext:value-type="float">
            <text:p>50.3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18-06-05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912" calcext:value-type="float">
            <text:p>50.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18-04-2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5592" calcext:value-type="float">
            <text:p>50.0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18-01-24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98224" calcext:value-type="float">
            <text:p>49.7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17-12-04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0208" calcext:value-type="float">
            <text:p>49.6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17-09-08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6236" calcext:value-type="float">
            <text:p>49.3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17-06-21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4136" calcext:value-type="float">
            <text:p>49.0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17-04-19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7352" calcext:value-type="float">
            <text:p>48.9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17-03-09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848" calcext:value-type="float">
            <text:p>48.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16-12-20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7416" calcext:value-type="float">
            <text:p>48.6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16-11-07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988" calcext:value-type="float">
            <text:p>48.5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16-10-04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0528" calcext:value-type="float">
            <text:p>48.4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16-06-08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7128" calcext:value-type="float">
            <text:p>47.8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16-04-19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4832" calcext:value-type="float">
            <text:p>47.8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16-03-02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9384" calcext:value-type="float">
            <text:p>47.6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15-12-16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0992" calcext:value-type="float">
            <text:p>47.5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15-10-22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3936" calcext:value-type="float">
            <text:p>47.4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15-09-11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544" calcext:value-type="float">
            <text:p>47.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15-06-30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492" calcext:value-type="float">
            <text:p>46.9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15-04-21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8408" calcext:value-type="float">
            <text:p>46.6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15-03-13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0976" calcext:value-type="float">
            <text:p>46.6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14-12-15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6656" calcext:value-type="float">
            <text:p>46.3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14-11-12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3984" calcext:value-type="float">
            <text:p>46.3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14-09-12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14-06-17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4176" calcext:value-type="float">
            <text:p>45.6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14-03-24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7184" calcext:value-type="float">
            <text:p>45.2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14-02-18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7352" calcext:value-type="float">
            <text:p>45.1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13-12-20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4848" calcext:value-type="float">
            <text:p>44.8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2</text:p>
          </table:table-cell>
          <table:table-cell office:value-type="string" calcext:value-type="string">
            <text:p>CH Be <text:s/>73</text:p>
          </table:table-cell>
          <table:table-cell office:value-type="string" calcext:value-type="string">
            <text:p>2013-10-3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3784" calcext:value-type="float">
            <text:p>44.7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80" meta:object-count="0"/>
    <meta:user-defined meta:name="AppVersion">3.0</meta:user-defined>
  </office:meta>
</office:document-meta>
</file>